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20da2" officeooo:paragraph-rsid="00020da2"/>
    </style:style>
    <style:style style:name="P2" style:family="paragraph" style:parent-style-name="Heading_20_1">
      <style:text-properties officeooo:paragraph-rsid="00020da2"/>
    </style:style>
    <style:style style:name="P3" style:family="paragraph" style:parent-style-name="Text_20_body">
      <style:text-properties officeooo:rsid="00020da2" officeooo:paragraph-rsid="00020da2"/>
    </style:style>
    <style:style style:name="P4" style:family="paragraph" style:parent-style-name="Text_20_body" style:list-style-name="L1">
      <style:text-properties officeooo:rsid="00020da2" officeooo:paragraph-rsid="00020da2"/>
    </style:style>
    <style:style style:name="P5" style:family="paragraph" style:parent-style-name="Text_20_body" style:list-style-name="L2">
      <style:text-properties officeooo:rsid="00020da2" officeooo:paragraph-rsid="00020da2"/>
    </style:style>
    <style:style style:name="P6" style:family="paragraph" style:parent-style-name="Text_20_body" style:list-style-name="L3">
      <style:text-properties officeooo:rsid="00020da2" officeooo:paragraph-rsid="00020da2"/>
    </style:style>
    <style:style style:name="P7" style:family="paragraph" style:parent-style-name="Text_20_body" style:list-style-name="L2">
      <style:text-properties officeooo:paragraph-rsid="00020da2"/>
    </style:style>
    <style:style style:name="P8" style:family="paragraph" style:parent-style-name="Text_20_body" style:list-style-name="L3">
      <style:text-properties officeooo:rsid="00023642" officeooo:paragraph-rsid="00023642"/>
    </style:style>
    <style:style style:name="P9" style:family="paragraph" style:parent-style-name="Title">
      <style:text-properties officeooo:rsid="00020da2" officeooo:paragraph-rsid="00020da2"/>
    </style:style>
    <style:style style:name="T1" style:family="text">
      <style:text-properties officeooo:rsid="00020da2"/>
    </style:style>
    <style:style style:name="T2" style:family="text">
      <style:text-properties officeooo:rsid="00023642"/>
    </style:style>
    <style:style style:name="T3" style:family="text">
      <style:text-properties style:font-name="Arial" fo:font-size="18.2000007629395pt" fo:font-weight="bold" officeooo:rsid="00020da2" style:font-name-asian="Microsoft YaHei" style:font-size-asian="18.2000007629395pt" style:font-weight-asian="bold" style:font-name-complex="Arial1" style:font-size-complex="18.2000007629395pt" style:font-weight-complex="bold"/>
    </style:style>
    <style:style style:name="T4" style:family="text">
      <style:text-properties style:font-name="Arial" fo:font-size="18.2000007629395pt" fo:font-weight="bold" officeooo:rsid="00023642" style:font-name-asian="Microsoft YaHei" style:font-size-asian="18.2000007629395pt" style:font-weight-asian="bold" style:font-name-complex="Arial1" style:font-size-complex="18.200000762939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tokoll Realisierung 02.04.</text:p>
      <text:h text:style-name="P1" text:outline-level="1">Projektbasis</text:h>
      <text:list xml:id="list460366635" text:style-name="L1">
        <text:list-item>
          <text:p text:style-name="P4">Kompiliert mit Sascha Willems base library</text:p>
        </text:list-item>
        <text:list-item>
          <text:p text:style-name="P4">CMake files</text:p>
        </text:list-item>
      </text:list>
      <text:h text:style-name="P1" text:outline-level="1">Konzept für Implementierung</text:h>
      <text:list xml:id="list3681237741" text:style-name="L3">
        <text:list-item>
          <text:p text:style-name="P6">Überladen oder Anpassen einer SampleBase aus der Library</text:p>
        </text:list-item>
        <text:list-item>
          <text:p text:style-name="P6">Einen Renderpass für G<text:span text:style-name="T2">B</text:span>uffer, einen für RT, generische Renderpasses für Filter</text:p>
        </text:list-item>
        <text:list-item>
          <text:p text:style-name="P8">Geplante Funktionen:</text:p>
          <text:list>
            <text:list-item>
              <text:p text:style-name="P8">GBuffer Renderpass</text:p>
            </text:list-item>
            <text:list-item>
              <text:p text:style-name="P8">Filter-Renderpässe (basierend auf Basisklasse)</text:p>
            </text:list-item>
            <text:list-item>
              <text:p text:style-name="P8">RT Renderpass</text:p>
            </text:list-item>
            <text:list-item>
              <text:p text:style-name="P8">Accellerationstructure bauen: TLAS + BLAS (Laden von statischer Geometrie)</text:p>
            </text:list-item>
            <text:list-item>
              <text:p text:style-name="P8">IMGUI um Filter und RT-Parameter einzustellen</text:p>
            </text:list-item>
          </text:list>
        </text:list-item>
      </text:list>
      <text:h text:style-name="P2" text:outline-level="1"><text:span text:style-name="T1">Fragen für </text:span><text:span text:style-name="T3">g</text:span><text:span text:style-name="T4">esamte Gruppe</text:span></text:h>
      <text:list xml:id="list2253274824" text:style-name="L2">
        <text:list-item>
          <text:p text:style-name="P5">Lichtquellen??</text:p>
        </text:list-item>
        <text:list-item>
          <text:p text:style-name="P7"><text:span text:style-name="T1">Anforderungen an Testszene?</text:span></text:p>
        </text:list-item>
        <text:list-item>
          <text:p text:style-name="P5">Anforderungen an Materialien? (Relevant für RT Shaderstrukturen)</text:p>
          <text:list>
            <text:list-item>
              <text:p text:style-name="P5">Ein einzelner Shader mit BRDF Replikation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2T18:21:24.338000000</meta:creation-date>
    <dc:date>2021-04-02T18:38:27.275000000</dc:date>
    <meta:editing-duration>PT6M52S</meta:editing-duration>
    <meta:editing-cycles>1</meta:editing-cycles>
    <meta:document-statistic meta:table-count="0" meta:image-count="0" meta:object-count="0" meta:page-count="1" meta:paragraph-count="18" meta:word-count="94" meta:character-count="657" meta:non-whitespace-character-count="595"/>
    <meta:generator>LibreOffice/6.3.3.2$Windows_X86_64 LibreOffice_project/a64200df03143b798afd1ec74a12ab50359878ed</meta:generator>
  </office:meta>
</office:document-meta>
</file>